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7524in" svg:height="8.8988in" svg:x="2.5575in" svg:y="0.1571in">
            <draw:object draw:notify-on-update-of-ranges="Sheet1.A2:Sheet1.A26 Sheet1.B1:Sheet1.B1 Sheet1.B2:Sheet1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92.5" calcext:value-type="float">
            <text:p>9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2:35:16.376178985</meta:creation-date>
    <dc:date>2016-09-02T14:39:53.605706970</dc:date>
    <meta:editing-duration>PT1H48M53S</meta:editing-duration>
    <meta:editing-cycles>2</meta:editing-cycles>
    <meta:generator>LibreOffice/4.2.8.2$Linux_X86_64 LibreOffice_project/42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text-properties fo:font-size="14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2cm" svg:height="22.604cm" xlink:href=".." xlink:type="simple" chart:class="chart:line" chart:style-name="ch1">
        <chart:legend chart:legend-position="end" svg:x="30.598cm" svg:y="10.754cm" style:legend-expansion="high" chart:style-name="ch2"/>
        <chart:plot-area chart:style-name="ch3" table:cell-range-address="Sheet1.A1:Sheet1.B26" chart:data-source-has-labels="both" svg:x="0.698cm" svg:y="0.452cm" svg:width="29.202cm" svg:height="21.7cm">
          <chartooo:coordinate-region svg:x="1.505cm" svg:y="0.651cm" svg:width="28.208cm" svg:height="20.854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6" chart:label-cell-address="Sheet1.B1:Sheet1.B1" chart:class="chart:line">
            <chart:regression-curve chart:style-name="ch7">
              <chart:equation chart:display-equation="true" chart:display-r-square="true" svg:x="2.33cm" svg:y="1.117cm" chart:style-name="ch8"/>
            </chart:regression-curve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6</svg:desc>
                </draw:g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